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ller" svg:font-family="Aller" style:font-pitch="variable"/>
    <style:font-face style:name="Aller Display" svg:font-family="'Aller Display'" style:font-pitch="variable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c322f" draw:textarea-horizontal-align="justify" draw:textarea-vertical-align="middle" draw:auto-grow-height="false" fo:min-height="0.75cm" fo:min-width="0.642cm"/>
    </style:style>
    <style:style style:name="gr2" style:family="graphic" style:parent-style-name="standard">
      <style:graphic-properties draw:stroke="none" draw:fill-color="#dc322f" draw:textarea-horizontal-align="justify" draw:textarea-vertical-align="middle" draw:auto-grow-height="false" fo:min-height="0.65cm" fo:min-width="1.142cm"/>
    </style:style>
    <style:style style:name="gr3" style:family="graphic" style:parent-style-name="standard">
      <style:graphic-properties draw:stroke="none" draw:fill-color="#dc322f" draw:textarea-horizontal-align="justify" draw:textarea-vertical-align="middle" draw:auto-grow-height="false" fo:min-height="0.75cm" fo:min-width="1.842cm"/>
    </style:style>
    <style:style style:name="gr4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top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81cm" svg:stroke-color="#dc322f" draw:marker-start-width="0.321cm" draw:marker-end-width="0.321cm" draw:fill="none" draw:textarea-horizontal-align="justify" draw:textarea-vertical-align="middle" draw:auto-grow-height="false" fo:min-height="0.59cm" fo:min-width="0.34cm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Fine_20_Dashed" svg:stroke-width="0.081cm" svg:stroke-color="#657b83" draw:marker-start-width="0.321cm" draw:marker-end="Triangle_20_unfilled" draw:marker-end-width="0.421cm" draw:fill="none" draw:textarea-vertical-align="bottom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Fine_20_Dashed" svg:stroke-width="0.081cm" svg:stroke-color="#657b83" draw:marker-start-width="0.321cm" draw:marker-end="Triangle_20_unfilled" draw:marker-end-width="0.421cm" draw:fill="none" draw:textarea-vertical-align="top" fo:padding-top="0.165cm" fo:padding-bottom="0.165cm" fo:padding-left="0.29cm" fo:padding-right="0.29cm"/>
    </style:style>
    <style:style style:name="gr10" style:family="graphic" style:parent-style-name="objectwithoutfill">
      <style:graphic-properties draw:stroke="dash" draw:stroke-dash="Fine_20_Dashed" svg:stroke-width="0.081cm" svg:stroke-color="#657b83" draw:marker-start-width="0.321cm" draw:marker-end="Triangle_20_unfilled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dc322f"/>
      <style:paragraph-properties fo:text-align="center"/>
      <style:text-properties fo:color="#ffffff" style:font-name="Aller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/>
      <style:text-properties style:font-name="Hack1" fo:font-size="14pt" fo:background-color="#fdf6e3" style:font-size-asian="14pt" style:font-size-complex="14pt"/>
    </style:style>
    <style:style style:name="P5" style:family="paragraph">
      <loext:graphic-properties draw:fill="none"/>
      <style:paragraph-properties fo:text-align="end"/>
      <style:text-properties style:font-name="Hack1"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style:font-name="Hack1" fo:font-size="14pt" fo:background-color="#fdf6e3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fo:color="#dc322f" style:font-name="Aller Display" fo:font-size="22pt" style:font-size-asian="22pt" style:font-size-complex="22pt"/>
    </style:style>
    <style:style style:name="P8" style:family="paragraph">
      <loext:graphic-properties draw:fill="none"/>
      <style:paragraph-properties fo:text-align="end"/>
      <style:text-properties style:font-name="Hack1" fo:font-size="14pt" fo:background-color="transparent" style:font-size-asian="14pt" style:font-size-complex="14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style:font-name="Hack1" fo:font-size="14pt" fo:background-color="transparent" style:font-size-asian="14pt" style:font-size-complex="14pt"/>
    </style:style>
    <style:style style:name="T1" style:family="text">
      <style:text-properties fo:color="#ffffff" style:font-name="Aller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586e75" style:font-name="Hack1" fo:font-size="14pt" fo:background-color="#fdf6e3" style:font-size-asian="14pt" style:font-size-complex="14pt"/>
    </style:style>
    <style:style style:name="T3" style:family="text">
      <style:text-properties style:font-name="Hack1" fo:font-size="14pt" fo:background-color="#fdf6e3" style:font-size-asian="14pt" style:font-size-complex="14pt"/>
    </style:style>
    <style:style style:name="T4" style:family="text">
      <style:text-properties fo:color="#859900" style:font-name="Hack1" fo:font-size="14pt" fo:background-color="#fdf6e3" style:font-size-asian="14pt" style:font-size-complex="14pt"/>
    </style:style>
    <style:style style:name="T5" style:family="text">
      <style:text-properties fo:color="#d33682" style:font-name="Hack1" fo:font-size="14pt" fo:font-style="italic" fo:font-weight="normal" fo:background-color="#fdf6e3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color="#d33682" style:font-name="Hack1" fo:font-size="14pt" fo:font-weight="bold" fo:background-color="#fdf6e3" style:font-size-asian="14pt" style:font-weight-asian="bold" style:font-size-complex="14pt" style:font-weight-complex="bold"/>
    </style:style>
    <style:style style:name="T7" style:family="text">
      <style:text-properties fo:color="#586e75" style:font-name="Hack1" fo:font-size="14pt" fo:font-weight="normal" fo:background-color="#fdf6e3" style:font-size-asian="14pt" style:font-weight-asian="normal" style:font-size-complex="14pt" style:font-weight-complex="normal"/>
    </style:style>
    <style:style style:name="T8" style:family="text">
      <style:text-properties fo:color="#cb4b16" style:font-name="Hack1" fo:font-size="14pt" fo:font-weight="bold" fo:background-color="#fdf6e3" style:font-size-asian="14pt" style:font-weight-asian="bold" style:font-size-complex="14pt" style:font-weight-complex="bold"/>
    </style:style>
    <style:style style:name="T9" style:family="text">
      <style:text-properties fo:color="#dc322f" style:font-name="Aller Display" fo:font-size="22pt" style:font-size-asian="22pt" style:font-size-complex="22pt"/>
    </style:style>
    <style:style style:name="T10" style:family="text">
      <style:text-properties style:use-window-font-color="true" style:font-name="Hack1" fo:font-size="14pt" fo:font-weight="normal" fo:background-color="#fdf6e3" style:font-size-asian="14pt" style:font-weight-asian="normal" style:font-size-complex="14pt" style:font-weight-complex="normal"/>
    </style:style>
    <style:style style:name="T11" style:family="text">
      <style:text-properties fo:color="#859900" style:font-name="Hack1" fo:font-size="14pt" fo:font-weight="normal" fo:background-color="#fdf6e3" style:font-size-asian="14pt" style:font-weight-asian="normal" style:font-size-complex="14pt" style:font-weight-complex="normal"/>
    </style:style>
    <style:style style:name="T12" style:family="text">
      <style:text-properties fo:color="#d33682" style:font-name="Hack1" fo:font-size="14pt" fo:font-weight="normal" fo:background-color="#fdf6e3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.142cm" svg:height="1cm" svg:x="9.9cm" svg:y="6.7cm">
          <text:p text:style-name="P1"><text:span text:style-name="T1">g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642cm" svg:height="0.9cm" svg:x="11.358cm" svg:y="3.6cm">
          <text:p text:style-name="P1"><text:span text:style-name="T1">gra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342cm" svg:height="1cm" svg:x="7.458cm" svg:y="3.6cm">
          <text:p text:style-name="P1"><text:span text:style-name="T1">unlock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7.458cm" svg:y1="4.1cm" svg:x2="9.9cm" svg:y2="7.2cm" draw:start-shape="id1" draw:start-glue-point="3" draw:end-shape="id2" draw:end-glue-point="3" svg:d="M7458 4100c-750 0-1971 3100 2442 3100" svg:viewBox="0 0 3187 3101">
          <text:p text:style-name="P3"><text:span text:style-name="T2">_room</text:span><text:span text:style-name="T3"> </text:span><text:span text:style-name="T4">locked</text:span><text:span text:style-name="T3"> </text:span><text:span text:style-name="T5">false</text:span><text:span text:style-name="T6"><text:tab/></text:span><text:span text:style-name="T6"><text:tab/></text:span></text:p>
        </draw:connector>
        <draw:connector draw:style-name="gr5" draw:text-style-name="P5" draw:layer="layout" draw:type="curve" draw:line-skew="0.847cm 0.441cm" svg:x1="10.471cm" svg:y1="6.7cm" svg:x2="13cm" svg:y2="4.05cm" draw:start-shape="id2" draw:start-glue-point="0" draw:end-shape="id3" draw:end-glue-point="1" svg:d="M10471 6700c0-379 1735-315 2720-883s1220-1767-191-1767" svg:viewBox="0 0 3524 2651">
          <text:p text:style-name="P3"><text:span text:style-name="T3"/></text:p>
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">_graber</text:span><text:span text:style-name="T3"> </text:span><text:span text:style-name="T4">room</text:span><text:span text:style-name="T3"> </text:span><text:span text:style-name="T7">_room</text:span></text:p>
        </draw:connector>
        <draw:connector draw:style-name="gr6" draw:text-style-name="P6" draw:layer="layout" draw:type="curve" draw:line-skew="0.956cm" svg:x1="8.629cm" svg:y1="4.6cm" svg:x2="12.179cm" svg:y2="4.5cm" draw:start-shape="id1" draw:start-glue-point="2" draw:end-shape="id3" draw:end-glue-point="2" svg:d="M8629 4600c0 2184 3550 2234 3550-100" svg:viewBox="0 0 3551 1745">
          <text:p text:style-name="P1"><text:span text:style-name="T3"/></text:p>
          <text:p text:style-name="P1"><text:span text:style-name="T2">_graber</text:span><text:span text:style-name="T3"> </text:span><text:span text:style-name="T4">hold</text:span><text:span text:style-name="T3"> </text:span><text:span text:style-name="T8">nothing</text:span><text:span text:style-name="T8"><text:tab/></text:span><text:span text:style-name="T8"><text:tab/></text:span></text:p>
        </draw:connector>
        <draw:custom-shape draw:style-name="gr7" draw:text-style-name="P7" xml:id="id4" draw:id="id4" draw:layer="layout" svg:width="1.3cm" svg:height="1.3cm" svg:x="0.4cm" svg:y="3.4cm">
          <text:p text:style-name="P1"><text:span text:style-name="T9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5" draw:id="id5" draw:layer="layout" svg:width="1.3cm" svg:height="1.3cm" svg:x="20.2cm" svg:y="3.4cm">
          <text:p text:style-name="P1"><text:span text:style-name="T9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curve" svg:x1="1.7cm" svg:y1="4.05cm" svg:x2="7.458cm" svg:y2="4.1cm" draw:start-shape="id4" draw:start-glue-point="10" draw:end-shape="id1" svg:d="M1700 4050c4350 0 1471 50 5758 50" svg:viewBox="0 0 5759 51">
          <text:p text:style-name="P3"><text:span text:style-name="T2">kitchen</text:span><text:span text:style-name="T3"> </text:span><text:span text:style-name="T4">locked</text:span><text:span text:style-name="T3"> </text:span><text:span text:style-name="T5">true</text:span></text:p>
          <text:p text:style-name="P3"><text:span text:style-name="T6"/></text:p>
        </draw:connector>
        <draw:connector draw:style-name="gr9" draw:text-style-name="P10" draw:layer="layout" draw:type="curve" draw:line-skew="-0.656cm 3.998cm" svg:x1="1.05cm" svg:y1="3.4cm" svg:x2="11.358cm" svg:y2="4.05cm" draw:start-shape="id4" draw:start-glue-point="4" draw:end-shape="id3" draw:end-glue-point="3" svg:d="M1050 3400c0-1795 4749-1496 7023-885s2070 1535 3285 1535" svg:viewBox="0 0 10309 2010">
          <text:p text:style-name="P9"><text:span text:style-name="T2">robot</text:span><text:span text:style-name="T3"> </text:span><text:span text:style-name="T4">holds</text:span><text:span text:style-name="T3"> </text:span><text:span text:style-name="T8">nothing</text:span></text:p>
        </draw:connector>
        <draw:connector draw:style-name="gr5" draw:text-style-name="P6" draw:layer="layout" draw:type="curve" draw:line-skew="-1.013cm" svg:x1="12.179cm" svg:y1="3.6cm" svg:x2="8.629cm" svg:y2="3.6cm" draw:start-shape="id3" draw:start-glue-point="0" draw:end-shape="id1" draw:end-glue-point="0" svg:d="M12179 3600c0-2269-3550-2269-3550 0" svg:viewBox="0 0 3551 1703">
          <text:p text:style-name="P1"><text:span text:style-name="T7">_graber</text:span><text:span text:style-name="T10"> </text:span><text:span text:style-name="T11">hold</text:span><text:span text:style-name="T10"> </text:span><text:span text:style-name="T8">key</text:span></text:p>
        </draw:connector>
        <draw:connector draw:style-name="gr10" draw:text-style-name="P10" draw:layer="layout" draw:type="curve" svg:x1="1.05cm" svg:y1="4.7cm" svg:x2="10.471cm" svg:y2="7.7cm" draw:start-shape="id4" draw:start-glue-point="8" draw:end-shape="id2" draw:end-glue-point="2" svg:d="M1050 4700c0 5250 9421 3750 9421 3000" svg:viewBox="0 0 9422 3788"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>corridor</text:span><text:span text:style-name="T3"> </text:span><text:span text:style-name="T4">locked</text:span><text:span text:style-name="T3"> </text:span><text:span text:style-name="T5">false</text:span></text:p>
          <text:p text:style-name="P9"><text:span text:style-name="T7">livingroom</text:span><text:span text:style-name="T6"> </text:span><text:span text:style-name="T11">locked</text:span><text:span text:style-name="T6"> </text:span><text:span text:style-name="T5">false</text:span></text:p>
          <text:p text:style-name="P9"><text:span text:style-name="T7">robot</text:span><text:span text:style-name="T12"> </text:span><text:span text:style-name="T11">room</text:span><text:span text:style-name="T6"> </text:span><text:span text:style-name="T7">corridor</text:span></text:p>
        </draw:connector>
        <draw:connector draw:style-name="gr8" draw:text-style-name="P8" draw:layer="layout" draw:type="curve" svg:x1="13cm" svg:y1="4.05cm" svg:x2="20.2cm" svg:y2="4.05cm" draw:start-shape="id3" draw:start-glue-point="1" draw:end-shape="id5" draw:end-glue-point="6" svg:d="M13000 4050h7200" svg:viewBox="0 0 7201 1">
          <text:p text:style-name="P3"><text:span text:style-name="T2">robot</text:span><text:span text:style-name="T3"> </text:span><text:span text:style-name="T4">holds</text:span><text:span text:style-name="T3"> </text:span><text:span text:style-name="T7">lollipop</text:span></text:p>
          <text:p text:style-name="P3"><text:span text:style-name="T6"/></text:p>
        </draw:connector>
        <draw:connector draw:style-name="gr6" draw:text-style-name="P6" draw:layer="layout" draw:type="curve" draw:line-skew="0.213cm 0.171cm" svg:x1="10.471cm" svg:y1="7.7cm" svg:x2="11.042cm" svg:y2="7.2cm" draw:start-shape="id2" draw:start-glue-point="2" draw:end-shape="id2" draw:end-glue-point="1" svg:d="M10471 7700c0 1069 622 891 1016 499s561-999-445-999" svg:viewBox="0 0 1325 1305">
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">_movable</text:span><text:span text:style-name="T3"> </text:span><text:span text:style-name="T4">room</text:span><text:span text:style-name="T3"> </text:span><text:span text:style-name="T7">_room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ller" svg:font-family="Aller" style:font-pitch="variable"/>
    <style:font-face style:name="Aller Display" svg:font-family="'Aller Display'" style:font-pitch="variable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6-02-14T18:55:09.316968182</meta:creation-date>
    <dc:date>2016-03-21T13:58:13.657533142</dc:date>
    <meta:editing-duration>PT29M38S</meta:editing-duration>
    <meta:editing-cycles>7</meta:editing-cycles>
    <meta:generator>LibreOffice/5.1.1.2$Linux_X86_64 LibreOffice_project/10m0$Build-2</meta:generator>
    <meta:document-statistic meta:object-count="14"/>
  </office:meta>
</office:document-meta>
</file>